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88ff" officeooo:paragraph-rsid="000188ff"/>
    </style:style>
    <style:style style:name="P2" style:family="paragraph" style:parent-style-name="Standard">
      <style:paragraph-properties fo:text-align="center" style:justify-single-word="false"/>
      <style:text-properties officeooo:rsid="000188ff" officeooo:paragraph-rsid="000188ff"/>
    </style:style>
    <style:style style:name="P3" style:family="paragraph" style:parent-style-name="Standard">
      <style:text-properties fo:font-style="italic" officeooo:rsid="000188ff" officeooo:paragraph-rsid="000188ff" style:font-style-asian="italic" style:font-style-complex="italic"/>
    </style:style>
    <style:style style:name="P4" style:family="paragraph" style:parent-style-name="Standard">
      <style:text-properties fo:font-style="italic" officeooo:rsid="0001c245" officeooo:paragraph-rsid="0002e191" style:font-style-asian="italic" style:font-style-complex="italic"/>
    </style:style>
    <style:style style:name="P5" style:family="paragraph" style:parent-style-name="Standard">
      <style:text-properties fo:font-style="italic" officeooo:rsid="0001c245" officeooo:paragraph-rsid="00040bac" style:font-style-asian="italic" style:font-style-complex="italic"/>
    </style:style>
    <style:style style:name="P6" style:family="paragraph" style:parent-style-name="Standard">
      <style:text-properties fo:font-style="italic" officeooo:rsid="0001c245" officeooo:paragraph-rsid="00118f68" style:font-style-asian="italic" style:font-style-complex="italic"/>
    </style:style>
    <style:style style:name="P7" style:family="paragraph" style:parent-style-name="Standard">
      <style:text-properties fo:font-style="italic" officeooo:rsid="00030ff7" officeooo:paragraph-rsid="000bbdfb" style:font-style-asian="italic" style:font-style-complex="italic"/>
    </style:style>
    <style:style style:name="P8" style:family="paragraph" style:parent-style-name="Standard">
      <style:text-properties fo:font-style="italic" officeooo:rsid="000bbdfb" officeooo:paragraph-rsid="000bbdfb" style:font-style-asian="italic" style:font-style-complex="italic"/>
    </style:style>
    <style:style style:name="P9" style:family="paragraph" style:parent-style-name="Standard">
      <style:text-properties fo:font-style="italic" officeooo:rsid="00101ee5" officeooo:paragraph-rsid="001c4e6a" style:font-style-asian="italic" style:font-style-complex="italic"/>
    </style:style>
    <style:style style:name="P10" style:family="paragraph" style:parent-style-name="Standard">
      <style:text-properties fo:font-style="italic" officeooo:rsid="00108795" officeooo:paragraph-rsid="00108795" style:font-style-asian="italic" style:font-style-complex="italic"/>
    </style:style>
    <style:style style:name="P11" style:family="paragraph" style:parent-style-name="Standard">
      <style:text-properties fo:font-style="italic" officeooo:rsid="00118f68" officeooo:paragraph-rsid="00118f68" style:font-style-asian="italic" style:font-style-complex="italic"/>
    </style:style>
    <style:style style:name="P12" style:family="paragraph" style:parent-style-name="Standard">
      <style:text-properties fo:font-style="italic" officeooo:rsid="0014ee6a" officeooo:paragraph-rsid="0014ee6a" style:font-style-asian="italic" style:font-style-complex="italic"/>
    </style:style>
    <style:style style:name="P13" style:family="paragraph" style:parent-style-name="Standard">
      <style:text-properties fo:font-style="italic" officeooo:rsid="0015472e" officeooo:paragraph-rsid="0015472e" style:font-style-asian="italic" style:font-style-complex="italic"/>
    </style:style>
    <style:style style:name="P14" style:family="paragraph" style:parent-style-name="Standard">
      <style:text-properties fo:font-style="italic" officeooo:rsid="0015472e" officeooo:paragraph-rsid="001f7876" style:font-style-asian="italic" style:font-style-complex="italic"/>
    </style:style>
    <style:style style:name="P15" style:family="paragraph" style:parent-style-name="Standard">
      <style:text-properties fo:font-style="italic" officeooo:rsid="001633cf" officeooo:paragraph-rsid="001633cf" style:font-style-asian="italic" style:font-style-complex="italic"/>
    </style:style>
    <style:style style:name="P16" style:family="paragraph" style:parent-style-name="Standard">
      <style:text-properties fo:font-style="italic" officeooo:rsid="00188d2a" officeooo:paragraph-rsid="00188d2a" style:font-style-asian="italic" style:font-style-complex="italic"/>
    </style:style>
    <style:style style:name="P17" style:family="paragraph" style:parent-style-name="Standard">
      <style:text-properties fo:font-style="italic" officeooo:rsid="00188d2a" officeooo:paragraph-rsid="0019fb66" style:font-style-asian="italic" style:font-style-complex="italic"/>
    </style:style>
    <style:style style:name="P18" style:family="paragraph" style:parent-style-name="Standard">
      <style:text-properties fo:font-style="italic" officeooo:rsid="001b4b3c" officeooo:paragraph-rsid="001b4b3c" style:font-style-asian="italic" style:font-style-complex="italic"/>
    </style:style>
    <style:style style:name="P19" style:family="paragraph" style:parent-style-name="Standard">
      <style:text-properties fo:font-style="italic" officeooo:rsid="001e06a4" officeooo:paragraph-rsid="001e06a4" style:font-style-asian="italic" style:font-style-complex="italic"/>
    </style:style>
    <style:style style:name="P20" style:family="paragraph" style:parent-style-name="Standard">
      <style:text-properties fo:font-style="italic" officeooo:rsid="00214cf0" officeooo:paragraph-rsid="00214cf0" style:font-style-asian="italic" style:font-style-complex="italic"/>
    </style:style>
    <style:style style:name="P21" style:family="paragraph" style:parent-style-name="Standard">
      <style:text-properties fo:font-style="italic" officeooo:rsid="0023b1c1" officeooo:paragraph-rsid="0023b1c1" style:font-style-asian="italic" style:font-style-complex="italic"/>
    </style:style>
    <style:style style:name="P22" style:family="paragraph" style:parent-style-name="Standard">
      <style:text-properties fo:font-style="italic" officeooo:rsid="00240ed7" officeooo:paragraph-rsid="00240ed7" style:font-style-asian="italic" style:font-style-complex="italic"/>
    </style:style>
    <style:style style:name="P23" style:family="paragraph" style:parent-style-name="Standard">
      <style:text-properties fo:font-size="8pt" fo:font-style="italic" officeooo:rsid="001633cf" officeooo:paragraph-rsid="0019fb66" style:font-size-asian="8pt" style:font-style-asian="italic" style:font-size-complex="8pt" style:font-style-complex="italic"/>
    </style:style>
    <style:style style:name="P24" style:family="paragraph" style:parent-style-name="Standard">
      <style:text-properties fo:font-style="normal" officeooo:rsid="000188ff" officeooo:paragraph-rsid="000188ff" style:font-style-asian="normal" style:font-style-complex="normal"/>
    </style:style>
    <style:style style:name="P25" style:family="paragraph" style:parent-style-name="Standard">
      <style:text-properties fo:font-style="normal" officeooo:rsid="0002e191" officeooo:paragraph-rsid="00040bac" style:font-style-asian="normal" style:font-style-complex="normal"/>
    </style:style>
    <style:style style:name="P26" style:family="paragraph" style:parent-style-name="Standard">
      <style:text-properties fo:font-style="normal" officeooo:rsid="0002e191" officeooo:paragraph-rsid="0002e191" style:font-style-asian="normal" style:font-style-complex="normal"/>
    </style:style>
    <style:style style:name="P27" style:family="paragraph" style:parent-style-name="Standard">
      <style:text-properties fo:font-style="normal" officeooo:rsid="0002e191" officeooo:paragraph-rsid="0001c245" style:font-style-asian="normal" style:font-style-complex="normal"/>
    </style:style>
    <style:style style:name="P28" style:family="paragraph" style:parent-style-name="Standard">
      <style:text-properties fo:font-style="normal" officeooo:rsid="0002e191" officeooo:paragraph-rsid="00118f68" style:font-style-asian="normal" style:font-style-complex="normal"/>
    </style:style>
    <style:style style:name="P29" style:family="paragraph" style:parent-style-name="Standard">
      <style:text-properties fo:font-style="normal" officeooo:rsid="0002e191" officeooo:paragraph-rsid="00108795" style:font-style-asian="normal" style:font-style-complex="normal"/>
    </style:style>
    <style:style style:name="P30" style:family="paragraph" style:parent-style-name="Standard">
      <style:text-properties fo:font-style="normal" officeooo:rsid="0002e191" officeooo:paragraph-rsid="00030ff7" style:font-style-asian="normal" style:font-style-complex="normal"/>
    </style:style>
    <style:style style:name="P31" style:family="paragraph" style:parent-style-name="Standard">
      <style:text-properties fo:font-style="normal" officeooo:rsid="000bbdfb" officeooo:paragraph-rsid="0002e191" style:font-style-asian="normal" style:font-style-complex="normal"/>
    </style:style>
    <style:style style:name="P32" style:family="paragraph" style:parent-style-name="Standard">
      <style:text-properties fo:font-style="normal" officeooo:rsid="00108795" officeooo:paragraph-rsid="00108795" style:font-style-asian="normal" style:font-style-complex="normal"/>
    </style:style>
    <style:style style:name="P33" style:family="paragraph" style:parent-style-name="Standard">
      <style:text-properties fo:font-style="normal" officeooo:rsid="001633cf" officeooo:paragraph-rsid="001633cf" style:font-style-asian="normal" style:font-style-complex="normal"/>
    </style:style>
    <style:style style:name="P34" style:family="paragraph" style:parent-style-name="Standard">
      <style:text-properties fo:font-style="normal" officeooo:rsid="000c4e9b" officeooo:paragraph-rsid="000c4e9b" style:font-style-asian="normal" style:font-style-complex="normal"/>
    </style:style>
    <style:style style:name="P35" style:family="paragraph" style:parent-style-name="Standard">
      <style:text-properties fo:font-style="normal" officeooo:rsid="000c4e9b" officeooo:paragraph-rsid="001e06a4" style:font-style-asian="normal" style:font-style-complex="normal"/>
    </style:style>
    <style:style style:name="P36" style:family="paragraph" style:parent-style-name="Standard">
      <style:text-properties fo:font-style="normal" officeooo:rsid="00188d2a" officeooo:paragraph-rsid="00188d2a" style:font-style-asian="normal" style:font-style-complex="normal"/>
    </style:style>
    <style:style style:name="P37" style:family="paragraph" style:parent-style-name="Standard">
      <style:text-properties fo:font-style="normal" officeooo:rsid="00188d2a" officeooo:paragraph-rsid="0019fb66" style:font-style-asian="normal" style:font-style-complex="normal"/>
    </style:style>
    <style:style style:name="P38" style:family="paragraph" style:parent-style-name="Standard">
      <style:text-properties fo:font-style="normal" officeooo:rsid="001b4b3c" officeooo:paragraph-rsid="0019fb66" style:font-style-asian="normal" style:font-style-complex="normal"/>
    </style:style>
    <style:style style:name="P39" style:family="paragraph" style:parent-style-name="Standard">
      <style:text-properties fo:font-style="normal" officeooo:rsid="001b4b3c" officeooo:paragraph-rsid="001b4b3c" style:font-style-asian="normal" style:font-style-complex="normal"/>
    </style:style>
    <style:style style:name="P40" style:family="paragraph" style:parent-style-name="Standard">
      <style:text-properties fo:font-style="normal" officeooo:rsid="001044d5" officeooo:paragraph-rsid="0002e191" style:font-style-asian="normal" style:font-style-complex="normal"/>
    </style:style>
    <style:style style:name="P41" style:family="paragraph" style:parent-style-name="Standard">
      <style:text-properties fo:font-style="normal" officeooo:rsid="00040bac" officeooo:paragraph-rsid="000bbdfb" style:font-style-asian="normal" style:font-style-complex="normal"/>
    </style:style>
    <style:style style:name="P42" style:family="paragraph" style:parent-style-name="Standard">
      <style:text-properties fo:font-style="normal" officeooo:rsid="00040bac" officeooo:paragraph-rsid="00108795" style:font-style-asian="normal" style:font-style-complex="normal"/>
    </style:style>
    <style:style style:name="P43" style:family="paragraph" style:parent-style-name="Standard">
      <style:text-properties fo:font-style="normal" officeooo:rsid="00040bac" officeooo:paragraph-rsid="00030ff7" style:font-style-asian="normal" style:font-style-complex="normal"/>
    </style:style>
    <style:style style:name="P44" style:family="paragraph" style:parent-style-name="Standard">
      <style:text-properties fo:font-style="normal" officeooo:rsid="000d873d" officeooo:paragraph-rsid="00030ff7" style:font-style-asian="normal" style:font-style-complex="normal"/>
    </style:style>
    <style:style style:name="P45" style:family="paragraph" style:parent-style-name="Standard">
      <style:text-properties fo:font-style="normal" officeooo:rsid="0015472e" officeooo:paragraph-rsid="0015472e" style:font-style-asian="normal" style:font-style-complex="normal"/>
    </style:style>
    <style:style style:name="P46" style:family="paragraph" style:parent-style-name="Standard">
      <style:text-properties fo:font-style="normal" officeooo:rsid="00235765" officeooo:paragraph-rsid="00235765" style:font-style-asian="normal" style:font-style-complex="normal"/>
    </style:style>
    <style:style style:name="P47" style:family="paragraph" style:parent-style-name="Standard">
      <style:text-properties fo:font-style="normal" officeooo:rsid="0014ee6a" officeooo:paragraph-rsid="0014ee6a" style:font-style-asian="normal" style:font-style-complex="normal"/>
    </style:style>
    <style:style style:name="P48" style:family="paragraph" style:parent-style-name="Standard">
      <style:text-properties fo:font-style="normal" officeooo:rsid="0019fb66" officeooo:paragraph-rsid="00108795" style:font-style-asian="normal" style:font-style-complex="normal"/>
    </style:style>
    <style:style style:name="P49" style:family="paragraph" style:parent-style-name="Standard">
      <style:text-properties fo:font-style="normal" officeooo:rsid="0023b1c1" officeooo:paragraph-rsid="00235765" style:font-style-asian="normal" style:font-style-complex="normal"/>
    </style:style>
    <style:style style:name="P50" style:family="paragraph" style:parent-style-name="Standard">
      <style:text-properties fo:font-style="normal" officeooo:rsid="00240ed7" officeooo:paragraph-rsid="00240ed7" style:font-style-asian="normal" style:font-style-complex="normal"/>
    </style:style>
    <style:style style:name="P51" style:family="paragraph" style:parent-style-name="Standard">
      <style:text-properties fo:font-style="normal" officeooo:rsid="001e06a4" officeooo:paragraph-rsid="001e06a4" style:font-style-asian="normal" style:font-style-complex="normal"/>
    </style:style>
    <style:style style:name="P52" style:family="paragraph" style:parent-style-name="Standard">
      <style:text-properties fo:font-style="normal" officeooo:rsid="00214cf0" officeooo:paragraph-rsid="00214cf0" style:font-style-asian="normal" style:font-style-complex="normal"/>
    </style:style>
    <style:style style:name="P53" style:family="paragraph" style:parent-style-name="Standard" style:list-style-name="L1">
      <style:text-properties fo:font-style="italic" officeooo:rsid="00108795" officeooo:paragraph-rsid="00108795" style:font-style-asian="italic" style:font-style-complex="italic"/>
    </style:style>
    <style:style style:name="P54" style:family="paragraph" style:parent-style-name="Standard" style:list-style-name="L1">
      <style:text-properties fo:font-style="italic" officeooo:rsid="00118f68" officeooo:paragraph-rsid="00118f68" style:font-style-asian="italic" style:font-style-complex="italic"/>
    </style:style>
    <style:style style:name="P55" style:family="paragraph" style:parent-style-name="Standard">
      <style:text-properties fo:font-size="8pt" fo:font-style="normal" officeooo:rsid="00188d2a" officeooo:paragraph-rsid="0019fb66" style:font-size-asian="8pt" style:font-style-asian="normal" style:font-size-complex="8pt" style:font-style-complex="normal"/>
    </style:style>
    <style:style style:name="P56" style:family="paragraph" style:parent-style-name="Standard">
      <style:text-properties fo:font-size="8pt" fo:font-style="normal" officeooo:rsid="0018e198" officeooo:paragraph-rsid="0019fb66" style:font-size-asian="8pt" style:font-style-asian="normal" style:font-size-complex="8pt" style:font-style-complex="normal"/>
    </style:style>
    <style:style style:name="P57" style:family="paragraph" style:parent-style-name="Standard">
      <style:text-properties fo:font-size="8pt" fo:font-style="normal" officeooo:rsid="0019fb66" officeooo:paragraph-rsid="0019fb66" style:font-size-asian="8pt" style:font-style-asian="normal" style:font-size-complex="8pt" style:font-style-complex="normal"/>
    </style:style>
    <style:style style:name="P58" style:family="paragraph" style:parent-style-name="Heading_20_3">
      <style:paragraph-properties fo:break-before="page"/>
    </style:style>
    <style:style style:name="P59" style:family="paragraph">
      <style:paragraph-properties fo:text-align="center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loext:graphic-properties draw:fill-color="#000000"/>
      <style:paragraph-properties fo:text-align="center"/>
      <style:text-properties fo:font-size="12pt"/>
    </style:style>
    <style:style style:name="P62" style:family="paragraph">
      <loext:graphic-properties draw:fill-color="#6666ff"/>
      <style:paragraph-properties fo:text-align="center"/>
      <style:text-properties fo:font-size="12pt"/>
    </style:style>
    <style:style style:name="P63" style:family="paragraph">
      <loext:graphic-properties draw:fill-color="#ffffff"/>
      <style:paragraph-properties fo:text-align="center"/>
      <style:text-properties fo:font-size="12pt"/>
    </style:style>
    <style:style style:name="P64" style:family="paragraph">
      <loext:graphic-properties draw:fill-color="#6666ff"/>
      <style:paragraph-properties fo:text-align="center"/>
    </style:style>
    <style:style style:name="P65" style:family="paragraph">
      <loext:graphic-properties draw:fill-color="#ff6600"/>
      <style:paragraph-properties fo:text-align="center"/>
      <style:text-properties fo:font-size="12pt"/>
    </style:style>
    <style:style style:name="P66" style:family="paragraph">
      <loext:graphic-properties draw:fill="none" draw:fill-color="#ffffff"/>
      <style:text-properties fo:font-size="12pt"/>
    </style:style>
    <style:style style:name="P67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e191" style:font-style-asian="normal" style:font-style-complex="normal"/>
    </style:style>
    <style:style style:name="T3" style:family="text">
      <style:text-properties fo:font-style="normal" officeooo:rsid="00030ff7" style:font-style-asian="normal" style:font-style-complex="normal"/>
    </style:style>
    <style:style style:name="T4" style:family="text">
      <style:text-properties fo:font-style="normal" officeooo:rsid="00040bac" style:font-style-asian="normal" style:font-style-complex="normal"/>
    </style:style>
    <style:style style:name="T5" style:family="text">
      <style:text-properties fo:font-style="normal" officeooo:rsid="00092e09" style:font-style-asian="normal" style:font-style-complex="normal"/>
    </style:style>
    <style:style style:name="T6" style:family="text">
      <style:text-properties fo:font-style="normal" officeooo:rsid="000947f5" style:font-style-asian="normal" style:font-style-complex="normal"/>
    </style:style>
    <style:style style:name="T7" style:family="text">
      <style:text-properties fo:font-style="normal" officeooo:rsid="000a3b7e" style:font-style-asian="normal" style:font-style-complex="normal"/>
    </style:style>
    <style:style style:name="T8" style:family="text">
      <style:text-properties fo:font-style="normal" officeooo:rsid="000bbdfb" style:font-style-asian="normal" style:font-style-complex="normal"/>
    </style:style>
    <style:style style:name="T9" style:family="text">
      <style:text-properties fo:font-style="normal" officeooo:rsid="000d873d" style:font-style-asian="normal" style:font-style-complex="normal"/>
    </style:style>
    <style:style style:name="T10" style:family="text">
      <style:text-properties fo:font-style="normal" officeooo:rsid="001044d5" style:font-style-asian="normal" style:font-style-complex="normal"/>
    </style:style>
    <style:style style:name="T11" style:family="text">
      <style:text-properties fo:font-style="normal" officeooo:rsid="00108795" style:font-style-asian="normal" style:font-style-complex="normal"/>
    </style:style>
    <style:style style:name="T12" style:family="text">
      <style:text-properties fo:font-style="normal" officeooo:rsid="00137447" style:font-style-asian="normal" style:font-style-complex="normal"/>
    </style:style>
    <style:style style:name="T13" style:family="text">
      <style:text-properties fo:font-style="normal" officeooo:rsid="0014a348" style:font-style-asian="normal" style:font-style-complex="normal"/>
    </style:style>
    <style:style style:name="T14" style:family="text">
      <style:text-properties fo:font-style="normal" officeooo:rsid="00151276" style:font-style-asian="normal" style:font-style-complex="normal"/>
    </style:style>
    <style:style style:name="T15" style:family="text">
      <style:text-properties fo:font-style="normal" officeooo:rsid="0015472e" style:font-style-asian="normal" style:font-style-complex="normal"/>
    </style:style>
    <style:style style:name="T16" style:family="text">
      <style:text-properties fo:font-style="normal" officeooo:rsid="001633cf" style:font-style-asian="normal" style:font-style-complex="normal"/>
    </style:style>
    <style:style style:name="T17" style:family="text">
      <style:text-properties fo:font-style="normal" officeooo:rsid="0018109e" style:font-style-asian="normal" style:font-style-complex="normal"/>
    </style:style>
    <style:style style:name="T18" style:family="text">
      <style:text-properties fo:font-style="normal" officeooo:rsid="000c4e9b" style:font-style-asian="normal" style:font-style-complex="normal"/>
    </style:style>
    <style:style style:name="T19" style:family="text">
      <style:text-properties fo:font-style="normal" officeooo:rsid="00188d2a" style:font-style-asian="normal" style:font-style-complex="normal"/>
    </style:style>
    <style:style style:name="T20" style:family="text">
      <style:text-properties fo:font-style="normal" officeooo:rsid="0018e198" style:font-style-asian="normal" style:font-style-complex="normal"/>
    </style:style>
    <style:style style:name="T21" style:family="text">
      <style:text-properties fo:font-style="normal" officeooo:rsid="0019fb66" style:font-style-asian="normal" style:font-style-complex="normal"/>
    </style:style>
    <style:style style:name="T22" style:family="text">
      <style:text-properties fo:font-style="normal" officeooo:rsid="001b4b3c" style:font-style-asian="normal" style:font-style-complex="normal"/>
    </style:style>
    <style:style style:name="T23" style:family="text">
      <style:text-properties fo:font-style="normal" officeooo:rsid="001bb47a" style:font-style-asian="normal" style:font-style-complex="normal"/>
    </style:style>
    <style:style style:name="T24" style:family="text">
      <style:text-properties fo:font-style="normal" officeooo:rsid="001c4e6a" style:font-style-asian="normal" style:font-style-complex="normal"/>
    </style:style>
    <style:style style:name="T25" style:family="text">
      <style:text-properties fo:font-style="normal" officeooo:rsid="001e06a4" style:font-style-asian="normal" style:font-style-complex="normal"/>
    </style:style>
    <style:style style:name="T26" style:family="text">
      <style:text-properties fo:font-style="normal" officeooo:rsid="001f0b24" style:font-style-asian="normal" style:font-style-complex="normal"/>
    </style:style>
    <style:style style:name="T27" style:family="text">
      <style:text-properties fo:font-style="normal" officeooo:rsid="001f7876" style:font-style-asian="normal" style:font-style-complex="normal"/>
    </style:style>
    <style:style style:name="T28" style:family="text">
      <style:text-properties fo:font-style="normal" officeooo:rsid="00214cf0" style:font-style-asian="normal" style:font-style-complex="normal"/>
    </style:style>
    <style:style style:name="T29" style:family="text">
      <style:text-properties fo:font-style="normal" officeooo:rsid="0021fbac" style:font-style-asian="normal" style:font-style-complex="normal"/>
    </style:style>
    <style:style style:name="T30" style:family="text">
      <style:text-properties fo:font-style="normal" officeooo:rsid="00235765" style:font-style-asian="normal" style:font-style-complex="normal"/>
    </style:style>
    <style:style style:name="T31" style:family="text">
      <style:text-properties fo:font-style="normal" officeooo:rsid="00240ed7" style:font-style-asian="normal" style:font-style-complex="normal"/>
    </style:style>
    <style:style style:name="T32" style:family="text">
      <style:text-properties officeooo:rsid="0002e191"/>
    </style:style>
    <style:style style:name="T33" style:family="text">
      <style:text-properties officeooo:rsid="000947f5"/>
    </style:style>
    <style:style style:name="T34" style:family="text">
      <style:text-properties officeooo:rsid="000a3b7e"/>
    </style:style>
    <style:style style:name="T35" style:family="text">
      <style:text-properties style:text-position="sub 58%" fo:font-style="normal" officeooo:rsid="000d873d" style:font-style-asian="normal" style:font-style-complex="normal"/>
    </style:style>
    <style:style style:name="T36" style:family="text">
      <style:text-properties fo:color="#6666ff" fo:font-style="normal" officeooo:rsid="000d873d" fo:background-color="transparent" loext:char-shading-value="0" style:font-style-asian="normal" style:font-style-complex="normal"/>
    </style:style>
    <style:style style:name="T37" style:family="text">
      <style:text-properties fo:color="#6666ff" fo:font-style="normal" officeooo:rsid="000d873d" style:font-style-asian="normal" style:font-style-complex="normal"/>
    </style:style>
    <style:style style:name="T38" style:family="text">
      <style:text-properties fo:color="#6666ff" style:text-position="sub 58%" fo:font-style="normal" officeooo:rsid="000d873d" fo:background-color="transparent" loext:char-shading-value="0" style:font-style-asian="normal" style:font-style-complex="normal"/>
    </style:style>
    <style:style style:name="T39" style:family="text">
      <style:text-properties fo:color="#6666ff" style:text-position="sub 58%" fo:font-style="normal" officeooo:rsid="000d873d" style:font-style-asian="normal" style:font-style-complex="normal"/>
    </style:style>
    <style:style style:name="T40" style:family="text">
      <style:text-properties style:font-name="Courier New" fo:font-style="normal" officeooo:rsid="000bbdfb" style:font-style-asian="normal" style:font-style-complex="normal"/>
    </style:style>
    <style:style style:name="T41" style:family="text">
      <style:text-properties style:font-name="Courier New" fo:font-style="normal" officeooo:rsid="0002e191" style:font-style-asian="normal" style:font-style-complex="normal"/>
    </style:style>
    <style:style style:name="T42" style:family="text">
      <style:text-properties officeooo:rsid="0015472e"/>
    </style:style>
    <style:style style:name="T43" style:family="text">
      <style:text-properties officeooo:rsid="0018109e"/>
    </style:style>
    <style:style style:name="T44" style:family="text">
      <style:text-properties fo:color="#ff3333" fo:font-style="normal" style:font-style-asian="normal" style:font-style-complex="normal"/>
    </style:style>
    <style:style style:name="T45" style:family="text">
      <style:text-properties fo:color="#ff3333" fo:font-style="normal" officeooo:rsid="0018e198" style:font-style-asian="normal" style:font-style-complex="normal"/>
    </style:style>
    <style:style style:name="T46" style:family="text">
      <style:text-properties fo:font-size="10pt" fo:font-style="normal" style:font-size-asian="10pt" style:font-style-asian="normal" style:font-size-complex="10pt" style:font-style-complex="normal"/>
    </style:style>
    <style:style style:name="T47" style:family="text">
      <style:text-properties style:text-position="super 58%" fo:font-style="normal" style:font-style-asian="normal" style:font-style-complex="normal"/>
    </style:style>
    <style:style style:name="T48" style:family="text">
      <style:text-properties style:text-position="super 58%" fo:font-style="normal" officeooo:rsid="001633cf" style:font-style-asian="normal" style:font-style-complex="normal"/>
    </style:style>
    <style:style style:name="T49" style:family="text">
      <style:text-properties style:text-position="super 58%" fo:font-style="normal" officeooo:rsid="001f7876" style:font-style-asian="normal" style:font-style-complex="normal"/>
    </style:style>
    <style:style style:name="T50" style:family="text">
      <style:text-properties style:text-position="0% 100%" fo:font-style="normal" officeooo:rsid="001f7876" style:font-style-asian="normal" style:font-style-complex="normal"/>
    </style:style>
    <style:style style:name="T51" style:family="text">
      <style:text-properties style:text-position="0% 100%" fo:font-style="normal" officeooo:rsid="0021fbac" style:font-style-asian="normal" style:font-style-complex="normal"/>
    </style:style>
    <style:style style:name="T52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37in" fo:min-width="0.0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4" style:family="graphic">
      <style:graphic-properties svg:stroke-width="0.0201in" svg:stroke-color="#000000" draw:marker-start-width="0.1689in" draw:marker-end-width="0.1689in" draw:fill-color="#ff66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8" style:family="graphic">
      <style:graphic-properties draw:stroke="none" svg:stroke-color="#000000" draw:fill="none" draw:fill-color="#ffffff" fo:min-height="1.6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1.0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3">Glu</text:span>bical <text:span text:style-name="T34">Permutations</text:span></text:p>
      <text:p text:style-name="P2">by Sven Nilsen, 2020</text:p>
      <text:p text:style-name="P1"/>
      <text:p text:style-name="P3">In this paper I <text:span text:style-name="T33">introduce a generalization of permutations modeled by gluing n-cubes together.</text:span></text:p>
      <text:p text:style-name="P24"/>
      <text:p text:style-name="P5"><text:span text:style-name="T1">In the paper “Permutations as Cubical Paths”</text:span><text:span text:style-name="T47"><text:reference-ref text:reference-format="text" text:ref-name="permutations as cubical paths">[1]</text:reference-ref></text:span><text:span text:style-name="T1">, I showed that permutations can be modeled using paths on n-cubes. </text:span><text:span text:style-name="T7">I would like to generalize permutations using this model. The name “glubical” comes from the words “glue” and “cubical”.</text:span></text:p>
      <text:p text:style-name="P25"/>
      <text:p text:style-name="P5"><text:span text:style-name="T2">Consider a glue operation where one side of an n-cube is glued together with the side of another n-cube </text:span><text:span text:style-name="T3">such that the overlapping arrows match </text:span><text:span text:style-name="T4">and all paths along the arrows lead to a unique vertex, </text:span><text:span text:style-name="T5">plus the same condition holds when reversing </text:span><text:span text:style-name="T6">all arrows </text:span><text:span text:style-name="T25">(there is always one source and one target vertex)</text:span><text:span text:style-name="T2">:</text:span></text:p>
      <text:p text:style-name="P26"/>
      <text:p text:style-name="P27"><draw:custom-shape text:anchor-type="paragraph" draw:z-index="10" draw:name="Shape1" draw:style-name="gr4" draw:text-style-name="P60" svg:width="0.1331in" svg:height="0.1331in" svg:x="2.2638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5" draw:text-style-name="P61" svg:width="0.1335in" svg:height="0.1335in" svg:x="3.9717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8" draw:text-style-name="P64" svg:width="0.1331in" svg:height="0.1331in" svg:x="3.1173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7"><draw:line text:anchor-type="paragraph" draw:z-index="8" draw:name="Shape2" draw:style-name="gr3" draw:text-style-name="P59" svg:x1="2.3303in" svg:y1="0.0472in" svg:x2="2.3138in" svg:y2="0.7346in"><text:p/></draw:line><draw:line text:anchor-type="paragraph" draw:z-index="9" draw:name="Shape2" draw:style-name="gr3" draw:text-style-name="P59" svg:x1="2.3307in" svg:y1="0.0472in" svg:x2="3.1173in" svg:y2="0.0472in"><text:p/></draw:line><draw:line text:anchor-type="paragraph" draw:z-index="15" draw:name="Shape2" draw:style-name="gr3" draw:text-style-name="P59" svg:x1="3.1854in" svg:y1="0.0472in" svg:x2="3.972in" svg:y2="0.0472in"><text:p/></draw:line><draw:line text:anchor-type="paragraph" draw:z-index="6" draw:name="Shape2" draw:style-name="gr2" draw:text-style-name="P59" svg:x1="3.1854in" svg:y1="0.0555in" svg:x2="3.1689in" svg:y2="0.7429in"><text:p/></draw:line><draw:line text:anchor-type="paragraph" draw:z-index="17" draw:name="Shape2" draw:style-name="gr3" draw:text-style-name="P59" svg:x1="4.0457in" svg:y1="0.039in" svg:x2="4.0291in" svg:y2="0.7264in"><text:p/></draw:line></text:p>
      <text:p text:style-name="P27"/>
      <text:p text:style-name="P27"/>
      <text:p text:style-name="P27"><draw:custom-shape text:anchor-type="paragraph" draw:z-index="12" draw:name="Shape1" draw:style-name="gr5" draw:text-style-name="P61" svg:width="0.1335in" svg:height="0.1335in" svg:x="2.239in" svg:y="0.1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6" draw:text-style-name="P62" svg:width="0.1335in" svg:height="0.1335in" svg:x="3.1008in" svg:y="0.1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7" draw:text-style-name="P63" svg:width="0.1335in" svg:height="0.1335in" svg:x="3.9717in" svg:y="0.1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7"><draw:line text:anchor-type="paragraph" draw:z-index="7" draw:name="Shape2" draw:style-name="gr3" draw:text-style-name="P59" svg:x1="3.1854in" svg:y1="0.0264in" svg:x2="3.972in" svg:y2="0.0264in"><text:p/></draw:line><draw:line text:anchor-type="paragraph" draw:z-index="16" draw:name="Shape2" draw:style-name="gr3" draw:text-style-name="P59" svg:x1="2.3138in" svg:y1="0.0346in" svg:x2="3.1004in" svg:y2="0.0346in"><text:p/></draw:line></text:p>
      <text:p text:style-name="P26"/>
      <text:p text:style-name="P8"><text:span text:style-name="T2">G</text:span><text:span text:style-name="T1">lubical permutations is about the paths from the source to target vertex in these glued objects.</text:span></text:p>
      <text:p text:style-name="P11"><text:span text:style-name="T1">It turns out that </text:span><text:span text:style-name="T25">many of</text:span><text:span text:style-name="T1"> these objects can be compactly represented using </text:span><text:span text:style-name="T12">generalized </text:span><text:span text:style-name="T1">permutations.</text:span></text:p>
      <text:p text:style-name="P31"/>
      <text:p text:style-name="P11"><text:span text:style-name="T1">For example, in the graph above, </text:span><text:span text:style-name="T13">the glue operation corresponds to a glue of permutations:</text:span></text:p>
      <text:p text:style-name="P31"/>
      <text:p text:style-name="P4"><text:span text:style-name="T40">∴</text:span><text:span text:style-name="T8"><text:tab/>x, x, </text:span><text:span text:style-name="T9">y</text:span><text:span text:style-name="T8"><text:tab/><text:tab/>x, y, x<text:tab/><text:tab/>y, x x<text:tab/><text:tab/>glued 2-cube<text:tab/></text:span><text:span text:style-name="T9">(x</text:span><text:span text:style-name="T35">0</text:span><text:span text:style-name="T9">, </text:span><text:span text:style-name="T37">y</text:span><text:span text:style-name="T39">0</text:span><text:span text:style-name="T9">), (x</text:span><text:span text:style-name="T35">1</text:span><text:span text:style-name="T9">, </text:span><text:span text:style-name="T36">y</text:span><text:span text:style-name="T38">1</text:span><text:span text:style-name="T9">) =&gt; (x, x, </text:span><text:span text:style-name="T37">y</text:span><text:span text:style-name="T9">)</text:span></text:p>
      <text:p text:style-name="P28"/>
      <text:p text:style-name="P6"><text:span text:style-name="T41">∵</text:span><text:span text:style-name="T2"><text:tab/></text:span><text:span text:style-name="T8">x, y<text:tab/>y, x<text:tab/><text:tab/><text:tab/><text:tab/><text:tab/>2-cube</text:span></text:p>
      <text:p text:style-name="P29"/>
      <text:p text:style-name="P10"><text:span text:style-name="T2">A</text:span><text:span text:style-name="T25">ny</text:span><text:span text:style-name="T2"> </text:span><text:span text:style-name="T1">glubical permutation is modeled by </text:span><text:span text:style-name="T15">the </text:span><text:span text:style-name="T42">union</text:span><text:span text:style-name="T15"> of one or more data structures of following kind</text:span><text:span text:style-name="T1">:</text:span></text:p>
      <text:p text:style-name="P32"/>
      <text:list xml:id="list8742179730826206034" text:style-name="L1">
        <text:list-item>
          <text:p text:style-name="P53"><text:span text:style-name="T1">One or more </text:span><text:span text:style-name="T26">multiset </text:span><text:span text:style-name="T1">permutation cycle</text:span><text:span text:style-name="T26">s</text:span><text:span text:style-name="T1"> </text:span><text:span text:style-name="T26">containing at least two different expressions each</text:span></text:p>
        </text:list-item>
        <text:list-item>
          <text:p text:style-name="P54"><text:span text:style-name="T1">A lowest </text:span><text:span text:style-name="T16">path</text:span></text:p>
        </text:list-item>
        <text:list-item>
          <text:p text:style-name="P54"><text:span text:style-name="T1">A highest </text:span><text:span text:style-name="T16">path </text:span><text:span text:style-name="T27">separated from the lowest path everywhere except singularities (single vertices)</text:span></text:p>
        </text:list-item>
      </text:list>
      <text:p text:style-name="P26"/>
      <text:p text:style-name="P14"><text:span text:style-name="T16">Glue operations that uses a single vertex is the same as creating two permutation cycles</text:span><text:span text:style-name="T48"><text:reference-ref text:reference-format="text" text:ref-name="cycle notation">[2]</text:reference-ref></text:span><text:span text:style-name="T16">. </text:span><text:span text:style-name="T2">A </text:span><text:span text:style-name="T26">multiset </text:span><text:span text:style-name="T1">permutation</text:span><text:span text:style-name="T47"><text:reference-ref text:reference-format="text" text:ref-name="permutations of multisets">[3]</text:reference-ref></text:span><text:span text:style-name="T1"> </text:span><text:span text:style-name="T26">means that one expression can occur more than once</text:span><text:span text:style-name="T1">. </text:span><text:span text:style-name="T26">Each cycle must contain at least two different expressions </text:span><text:span text:style-name="T27">and lowest and highest path must be separated such that every square commutes</text:span><text:span text:style-name="T49"><text:reference-ref text:reference-format="text" text:ref-name="commutative diagram">[4]</text:reference-ref></text:span><text:span text:style-name="T50">. </text:span><text:span text:style-name="T51">With other words, no two adjecent vertices are singularities (every line has a quad loop)</text:span><text:span text:style-name="T26">.</text:span></text:p>
      <text:p text:style-name="P33"/>
      <text:p text:style-name="P33">The lowest or highest path is said to have some offset when the offset can be non-zero.</text:p>
      <text:p text:style-name="P33">With other words, some offset can include zero, but non-offset is only zero. For example:</text:p>
      <text:p text:style-name="P33"/>
      <text:p text:style-name="P33"><text:tab/>x, x, x, y, y<text:tab/><text:tab/>has zero offset as the lowest path.</text:p>
      <text:p text:style-name="P15"><text:span text:style-name="T1"><text:tab/>y, y, x, x, x<text:tab/><text:tab/>has zero offset </text:span><text:span text:style-name="T28">as</text:span><text:span text:style-name="T1"> the highest path.</text:span></text:p>
      <text:p text:style-name="P33"><text:tab/>x, x, y, x, y<text:tab/><text:tab/>has non-zero offset as the lowest path</text:p>
      <text:p text:style-name="P15"><text:soft-page-break/><text:span text:style-name="T1">Any glue operation can be thought of as taking the union of glubical permutations through each vertex in the glued face. When this union is reducible to a single </text:span><text:span text:style-name="T29">multiset </text:span><text:span text:style-name="T1">permutation cycle, with some offsets in lowest and highest path, it is called a </text:span><text:span text:style-name="T43">base</text:span><text:span text:style-name="T1">.</text:span></text:p>
      <text:p text:style-name="P34"/>
      <text:p text:style-name="P16"><text:span text:style-name="T1">All base glubical permutations are </text:span>prime<text:span text:style-name="T1">. Prime means it can not be transformed into </text:span><text:span text:style-name="T24">a single permutation product with </text:span><text:span text:style-name="T1">two or more permutation cycles.</text:span><text:span text:style-name="T18"> </text:span><text:span text:style-name="T17">Prime glubical permutations serve a similar role as prime number</text:span><text:span text:style-name="T24">s</text:span><text:span text:style-name="T17"> in number theory. However, there are some glubical permutations that </text:span><text:span text:style-name="T1">are prime, but not a base.</text:span></text:p>
      <text:p text:style-name="P36"/>
      <text:p text:style-name="P36">For example:</text:p>
      <text:p text:style-name="P36"/>
      <text:p text:style-name="P36"><text:tab/>x, y, x, y<text:tab/>x, y, y, x<text:tab/>y, x, x, y<text:tab/>y, x, y, x</text:p>
      <text:p text:style-name="P36"/>
      <text:p text:style-name="P36">This can be written:</text:p>
      <text:p text:style-name="P36"/>
      <text:p text:style-name="P36"><text:tab/>(x, y), (x, y)</text:p>
      <text:p text:style-name="P36"/>
      <text:p text:style-name="P36">Which are two permutation cycles, hence it is not a prime. By adding the following permutation:</text:p>
      <text:p text:style-name="P36"/>
      <text:p text:style-name="P36"><text:tab/>x, x, y, y</text:p>
      <text:p text:style-name="P36"/>
      <text:p text:style-name="P16"><text:span text:style-name="T1">This becomes a base, which </text:span><text:span text:style-name="T24">therefore</text:span><text:span text:style-name="T1"> is also a prime.</text:span></text:p>
      <text:p text:style-name="P36"/>
      <text:p text:style-name="P17"><text:span text:style-name="T21">When a prime glubical permutation is not a base and not gluable in a single operation using </text:span><text:span text:style-name="T22">at least one</text:span><text:span text:style-name="T21"> prime that is not a base, it is</text:span><text:span text:style-name="T1"> </text:span>special<text:span text:style-name="T1">. </text:span><text:span text:style-name="T23">All s</text:span><text:span text:style-name="T22">pecial glubical permutations must be expressed using a union.</text:span></text:p>
      <text:p text:style-name="P38"/>
      <text:p text:style-name="P39">For example, the following is a special glubical permutation:</text:p>
      <text:p text:style-name="P39"/>
      <text:p text:style-name="P37"><draw:line text:anchor-type="paragraph" draw:z-index="22" draw:name="Shape2" draw:style-name="gr1" draw:text-style-name="P59" svg:x1="3.4256in" svg:y1="2.4709in" svg:x2="4.2122in" svg:y2="2.4709in"><text:p/></draw:line><draw:line text:anchor-type="paragraph" draw:z-index="23" draw:name="Shape2" draw:style-name="gr1" draw:text-style-name="P59" svg:x1="4.3031in" svg:y1="1.7236in" svg:x2="4.2866in" svg:y2="2.411in"><text:p/></draw:line><draw:line text:anchor-type="paragraph" draw:z-index="24" draw:name="Shape2" draw:style-name="gr1" draw:text-style-name="P59" svg:x1="3.4504in" svg:y1="1.7252in" svg:x2="3.4339in" svg:y2="2.4126in"><text:p/></draw:line><draw:line text:anchor-type="paragraph" draw:z-index="25" draw:name="Shape2" draw:style-name="gr1" draw:text-style-name="P59" svg:x1="3.4657in" svg:y1="0.2327in" svg:x2="3.4492in" svg:y2="0.9201in"><text:p/></draw:line><draw:line text:anchor-type="paragraph" draw:z-index="26" draw:name="Shape2" draw:style-name="gr1" draw:text-style-name="P59" svg:x1="3.4736in" svg:y1="0.9791in" svg:x2="4.2602in" svg:y2="0.9791in"><text:p/></draw:line><draw:line text:anchor-type="paragraph" draw:z-index="27" draw:name="Shape2" draw:style-name="gr1" draw:text-style-name="P59" svg:x1="3.4508in" svg:y1="1.7252in" svg:x2="4.2374in" svg:y2="1.7252in"><text:p/></draw:line><draw:line text:anchor-type="paragraph" draw:z-index="28" draw:name="Shape2" draw:style-name="gr1" draw:text-style-name="P59" svg:x1="3.4575in" svg:y1="1.0028in" svg:x2="3.4409in" svg:y2="1.6902in"><text:p/></draw:line><draw:line text:anchor-type="paragraph" draw:z-index="29" draw:name="Shape2" draw:style-name="gr1" draw:text-style-name="P59" svg:x1="2.6209in" svg:y1="0.9709in" svg:x2="3.4075in" svg:y2="0.9709in"><text:p/></draw:line><draw:line text:anchor-type="paragraph" draw:z-index="30" draw:name="Shape2" draw:style-name="gr1" draw:text-style-name="P59" svg:x1="2.6291in" svg:y1="0.2165in" svg:x2="2.6126in" svg:y2="0.9039in"><text:p/></draw:line><draw:line text:anchor-type="paragraph" draw:z-index="31" draw:name="Shape2" draw:style-name="gr1" draw:text-style-name="P59" svg:x1="2.6291in" svg:y1="0.2165in" svg:x2="3.4157in" svg:y2="0.2165in"><text:p/></draw:line><draw:custom-shape text:anchor-type="paragraph" draw:z-index="32" draw:name="Shape1" draw:style-name="gr19" draw:text-style-name="P60" svg:width="0.1331in" svg:height="0.1331in" svg:x="2.5709in" svg:y="0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" draw:style-name="gr20" draw:text-style-name="P61" svg:width="0.1335in" svg:height="0.1335in" svg:x="3.4in" svg:y="0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1" draw:style-name="gr20" draw:text-style-name="P61" svg:width="0.1335in" svg:height="0.1335in" svg:x="2.5465in" svg:y="0.8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Shape1" draw:style-name="gr21" draw:text-style-name="P67" svg:width="0.1331in" svg:height="0.1331in" svg:x="3.3909in" svg:y="0.9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Shape1" draw:style-name="gr20" draw:text-style-name="P61" svg:width="0.1335in" svg:height="0.1335in" svg:x="2.5217in" svg:y="1.6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7" draw:name="Shape2" draw:style-name="gr1" draw:text-style-name="P59" svg:x1="2.6122in" svg:y1="0.9709in" svg:x2="2.5957in" svg:y2="1.6583in"><text:p/></draw:line><draw:line text:anchor-type="paragraph" draw:z-index="38" draw:name="Shape2" draw:style-name="gr1" draw:text-style-name="P59" svg:x1="2.5965in" svg:y1="1.7165in" svg:x2="3.3831in" svg:y2="1.7165in"><text:p/></draw:line><draw:custom-shape text:anchor-type="paragraph" draw:z-index="39" draw:name="Shape1" draw:style-name="gr21" draw:text-style-name="P67" svg:width="0.1331in" svg:height="0.1331in" svg:x="3.3827in" svg:y="1.6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Shape1" draw:style-name="gr20" draw:text-style-name="P61" svg:width="0.1335in" svg:height="0.1335in" svg:x="4.2374in" svg:y="1.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Shape1" draw:style-name="gr20" draw:text-style-name="P61" svg:width="0.1335in" svg:height="0.1335in" svg:x="4.2626in" svg:y="0.9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2" draw:name="Shape2" draw:style-name="gr1" draw:text-style-name="P59" svg:x1="4.3283in" svg:y1="0.9736in" svg:x2="4.3118in" svg:y2="1.661in"><text:p/></draw:line><draw:custom-shape text:anchor-type="paragraph" draw:z-index="43" draw:name="Shape1" draw:style-name="gr20" draw:text-style-name="P61" svg:width="0.1335in" svg:height="0.1335in" svg:x="3.3665in" svg:y="2.4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Shape1" draw:style-name="gr20" draw:text-style-name="P61" svg:width="0.1335in" svg:height="0.1335in" svg:x="4.2126in" svg:y="2.4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5"><text:tab/>x, y, x, y, x, y, y</text:p>
      <text:p text:style-name="P55"><text:tab/>x, y, x, y, y, x, y</text:p>
      <text:p text:style-name="P23"><text:span text:style-name="T19"><text:tab/>x, y, x, </text:span><text:span text:style-name="T20">y, y, y, x</text:span></text:p>
      <text:p text:style-name="P56"><text:tab/>x, y, y, x, x, y, y</text:p>
      <text:p text:style-name="P56"><text:tab/>x, y, y, x, y, x, y</text:p>
      <text:p text:style-name="P56"><text:tab/>x, y, y, x, y, y, x</text:p>
      <text:p text:style-name="P56"><text:tab/>x, y, y, y, x, x, y</text:p>
      <text:p text:style-name="P56"><text:tab/>x, y, y, y, x, y, x</text:p>
      <text:p text:style-name="P56"><text:tab/>x, y, y, y, y, x, x</text:p>
      <text:p text:style-name="P23"><text:span text:style-name="T20"><text:tab/></text:span><text:span text:style-name="T45">-y, x, x, x, y, y, y</text:span></text:p>
      <text:p text:style-name="P23"><text:span text:style-name="T19"><text:tab/></text:span><text:span text:style-name="T20">y, x, x, y, x, y, y</text:span></text:p>
      <text:p text:style-name="P56"><draw:line text:anchor-type="paragraph" draw:z-index="5" draw:name="Shape2" draw:style-name="gr1" draw:text-style-name="P59" svg:x1="4.3035in" svg:y1="0.1264in" svg:x2="5.0902in" svg:y2="0.1264in"><text:p/></draw:line><draw:custom-shape text:anchor-type="paragraph" draw:z-index="45" draw:name="Shape1" draw:style-name="gr20" draw:text-style-name="P61" svg:width="0.1335in" svg:height="0.1335in" svg:x="5.0835in" svg:y="0.0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1" draw:text-style-name="P59" svg:x1="5.1492in" svg:y1="0.1189in" svg:x2="5.1327in" svg:y2="0.8063in"><text:p/></draw:line><text:tab/>y, x, x, y, y, x, y</text:p>
      <text:p text:style-name="P56"><text:tab/>y, x, x, y, y, y, x</text:p>
      <text:p text:style-name="P56"><text:tab/>y, x, y, x, x, y, y</text:p>
      <text:p text:style-name="P56"><text:tab/>y, x, y, x, y, x, y</text:p>
      <text:p text:style-name="P56"><text:tab/>y, x, y, x, y, y, x</text:p>
      <text:p text:style-name="P56"><text:tab/>y, x, y, y, x, x, y</text:p>
      <text:p text:style-name="P56"><draw:line text:anchor-type="paragraph" draw:z-index="4" draw:name="Shape2" draw:style-name="gr1" draw:text-style-name="P59" svg:x1="4.2717in" svg:y1="0.1063in" svg:x2="5.0583in" svg:y2="0.1063in"><text:p/></draw:line><draw:custom-shape text:anchor-type="paragraph" draw:z-index="46" draw:name="Shape1" draw:style-name="gr20" draw:text-style-name="P61" svg:width="0.1335in" svg:height="0.1335in" svg:x="5.0583in" svg:y="0.0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2" draw:style-name="gr1" draw:text-style-name="P59" svg:x1="4.2799in" svg:y1="0.1228in" svg:x2="4.2634in" svg:y2="0.8102in"><text:p/></draw:line><draw:line text:anchor-type="paragraph" draw:z-index="0" draw:name="Shape2" draw:style-name="gr1" draw:text-style-name="P59" svg:x1="5.124in" svg:y1="0.1154in" svg:x2="5.1075in" svg:y2="0.8028in"><text:p/></draw:line><text:tab/>y, x, y, y, x, y, x</text:p>
      <text:p text:style-name="P23"><text:span text:style-name="T20"><text:tab/></text:span><text:span text:style-name="T45">-y, x, y, y, y, x, x</text:span></text:p>
      <text:p text:style-name="P56"><text:tab/>y, y, x, x, x, y, y</text:p>
      <text:p text:style-name="P56"><text:tab/>y, y, x, x, y, x, y</text:p>
      <text:p text:style-name="P23"><text:span text:style-name="T20"><text:tab/></text:span><text:span text:style-name="T21">y, y, x, x, y, y, x</text:span></text:p>
      <text:p text:style-name="P57"><text:tab/>y, y, x, y, x, x, y</text:p>
      <text:p text:style-name="P57"><draw:custom-shape text:anchor-type="paragraph" draw:z-index="47" draw:name="Shape1" draw:style-name="gr20" draw:text-style-name="P61" svg:width="0.1335in" svg:height="0.1335in" svg:x="4.195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59" svg:x1="4.2465in" svg:y1="0.1102in" svg:x2="5.0331in" svg:y2="0.1102in"><text:p/></draw:line><draw:custom-shape text:anchor-type="paragraph" draw:z-index="48" draw:name="Shape1" draw:style-name="gr22" draw:text-style-name="P63" svg:width="0.1335in" svg:height="0.1335in" svg:x="5.032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y, y, x, y, x, y, x</text:p>
      <text:p text:style-name="P34"/>
      <text:p text:style-name="P39"/>
      <text:p text:style-name="P18"><text:span text:style-name="T1">The permutations shown in </text:span><text:span text:style-name="T44">red</text:span><text:span text:style-name="T1"> are those </text:span><text:span text:style-name="T30">sorts </text:span><text:span text:style-name="T1">preventing it from being a base.</text:span></text:p>
      <text:p text:style-name="P34"/>
      <text:p text:style-name="P9"><text:soft-page-break/><text:span text:style-name="T2">T</text:span><text:span text:style-name="T1">h</text:span><text:span text:style-name="T10">e</text:span><text:span text:style-name="T1"> glue operation is </text:span>covered<text:span text:style-name="T1"> when at least one, of the two sides of the faces being glued together, contains all vertices of the side being covered.</text:span><text:span text:style-name="T2"> Th</text:span><text:span text:style-name="T10">e</text:span><text:span text:style-name="T2"> glue operation is </text:span><text:span text:style-name="T32">symmetric</text:span><text:span text:style-name="T2"> when the </text:span><text:span text:style-name="T24">glued</text:span><text:span text:style-name="T1"> vertices are covered in both sides</text:span><text:span text:style-name="T2">. The glue operation is </text:span><text:span text:style-name="T32">asymmetric</text:span><text:span text:style-name="T2"> when </text:span><text:span text:style-name="T24">at least one side is uncovered</text:span><text:span text:style-name="T4">.</text:span></text:p>
      <text:p text:style-name="P40"/>
      <text:p text:style-name="P4"><text:span text:style-name="T10"><text:tab/></text:span><text:span text:style-name="T11">symmetric =&gt; covered<text:tab/><text:tab/>Symmetric implies covered</text:span></text:p>
      <text:p text:style-name="P7"><text:span text:style-name="T4"><text:tab/>¬</text:span><text:span text:style-name="T11">covered =&gt; ¬symmetric<text:tab/><text:tab/></text:span><text:span text:style-name="T24">Uncovered implies asymmetric</text:span></text:p>
      <text:p text:style-name="P41"/>
      <text:p text:style-name="P12"><text:span text:style-name="T29">It</text:span><text:span text:style-name="T1"> is sufficient to say that the glu</text:span><text:span text:style-name="T30">e operation</text:span><text:span text:style-name="T1"> is uncovered to </text:span><text:span text:style-name="T29">derive that</text:span><text:span text:style-name="T1"> it is asymmetric.</text:span></text:p>
      <text:p text:style-name="P42"/>
      <text:p text:style-name="P10"><text:span text:style-name="T4">H</text:span><text:span text:style-name="T1">ere is an example of a covered asymmetric glue operation:</text:span></text:p>
      <text:p text:style-name="P30"/>
      <text:p text:style-name="P30"><draw:g text:anchor-type="paragraph" draw:z-index="19" draw:style-name="gr9"><draw:line draw:name="Shape2" draw:style-name="gr10" draw:text-style-name="P59" svg:x1="3.1429in" svg:y1="0.1299in" svg:x2="3.1264in" svg:y2="0.8173in"><text:p/></draw:line><draw:line draw:name="Shape2" draw:style-name="gr11" draw:text-style-name="P59" svg:x1="3.15in" svg:y1="0.8764in" svg:x2="3.9366in" svg:y2="0.8764in"><text:p/></draw:line><draw:line draw:name="Shape2" draw:style-name="gr11" draw:text-style-name="P59" svg:x1="3.1272in" svg:y1="1.622in" svg:x2="3.9138in" svg:y2="1.622in"><text:p/></draw:line><draw:line draw:name="Shape2" draw:style-name="gr12" draw:text-style-name="P59" svg:x1="3.1339in" svg:y1="0.9in" svg:x2="3.1173in" svg:y2="1.5874in"><text:p/></draw:line><draw:line draw:name="Shape2" draw:style-name="gr11" draw:text-style-name="P59" svg:x1="2.2972in" svg:y1="0.8681in" svg:x2="3.0839in" svg:y2="0.8681in"><text:p/></draw:line><draw:line draw:name="Shape2" draw:style-name="gr11" draw:text-style-name="P59" svg:x1="2.3055in" svg:y1="0.1138in" svg:x2="2.289in" svg:y2="0.8012in"><text:p/></draw:line><draw:line draw:name="Shape2" draw:style-name="gr11" draw:text-style-name="P59" svg:x1="2.3055in" svg:y1="0.1138in" svg:x2="3.0921in" svg:y2="0.1138in"><text:p/></draw:line><draw:custom-shape draw:name="Shape1" draw:style-name="gr13" draw:text-style-name="P60" svg:width="0.1331in" svg:height="0.1331in" svg:x="2.2472in" svg:y="0.0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4" draw:text-style-name="P65" svg:width="0.1335in" svg:height="0.1335in" svg:x="3.0764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2232in" svg:y="0.7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6" draw:text-style-name="P64" svg:width="0.1331in" svg:height="0.1331in" svg:x="3.0673in" svg:y="0.8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198in" svg:y="1.5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2.2894in" svg:y1="0.8681in" svg:x2="2.2728in" svg:y2="1.5555in"><text:p/></draw:line><draw:line draw:name="Shape2" draw:style-name="gr11" draw:text-style-name="P59" svg:x1="2.2736in" svg:y1="1.6138in" svg:x2="3.0602in" svg:y2="1.6138in"><text:p/></draw:line><draw:custom-shape draw:name="Shape1" draw:style-name="gr16" draw:text-style-name="P64" svg:width="0.1331in" svg:height="0.1331in" svg:x="3.0591in" svg:y="1.5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7" draw:text-style-name="P63" svg:width="0.1335in" svg:height="0.1335in" svg:x="3.9142in" svg:y="1.5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3.939in" svg:y="0.8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4.0047in" svg:y1="0.8709in" svg:x2="3.9882in" svg:y2="1.5583in"><text:p/></draw:line></draw:g></text:p>
      <text:p text:style-name="P30"><draw:frame text:anchor-type="paragraph" draw:z-index="49" draw:name="Shape4" draw:style-name="gr23" draw:text-style-name="P66" svg:width="0.7795in" svg:height="1.0362in" svg:x="4.6272in" svg:y="0.1634in"><draw:text-box><text:p><text:span text:style-name="T52">x, y, x, y</text:span></text:p><text:p><text:span text:style-name="T52">x, y, y, x</text:span></text:p><text:p><text:span text:style-name="T52">y, x, x, y</text:span></text:p><text:p><text:span text:style-name="T52">y, x, y, x</text:span></text:p><text:p><text:span text:style-name="T52">y, y, x, x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44"/>
      <text:p text:style-name="P43"/>
      <text:p text:style-name="P45"/>
      <text:p text:style-name="P13"><text:span text:style-name="T30">A</text:span><text:span text:style-name="T1"> covered glue operation </text:span><text:span text:style-name="T23">on n-cubes </text:span><text:span text:style-name="T1">always includes the target vertex of one of the n-cubes.</text:span></text:p>
      <text:p text:style-name="P46">This property does not hold in general for glubical permutations.</text:p>
      <text:p text:style-name="P47"/>
      <text:p text:style-name="P12"><text:span text:style-name="T1">Here is an example of an uncovered </text:span><text:span text:style-name="T14">asymmetric </text:span><text:span text:style-name="T30">glue</text:span><text:span text:style-name="T1"> </text:span><text:span text:style-name="T30">operation</text:span><text:span text:style-name="T1">, </text:span><text:span text:style-name="T23">which </text:span><text:span text:style-name="T30">produces</text:span><text:span text:style-name="T23"> a base</text:span><text:span text:style-name="T1">:</text:span></text:p>
      <text:p text:style-name="P47"/>
      <text:p text:style-name="P47"/>
      <text:p text:style-name="P47"/>
      <text:p text:style-name="P47"/>
      <text:p text:style-name="P47"><draw:frame text:anchor-type="paragraph" draw:z-index="21" draw:name="Shape3" draw:style-name="gr18" draw:text-style-name="P66" svg:width="0.9622in" svg:height="1.6579in" svg:x="4.6264in" svg:y="0.0402in"><draw:text-box><text:p><text:span text:style-name="T52">x, y, x, y, y</text:span></text:p><text:p><text:span text:style-name="T52">x, y, y, x, y</text:span></text:p><text:p><text:span text:style-name="T52">x, y, y, y, x</text:span></text:p><text:p><text:span text:style-name="T52">y, x, x, y, y</text:span></text:p><text:p><text:span text:style-name="T52">y, x, y, x, y</text:span></text:p><text:p><text:span text:style-name="T52">y, x, y, y, x</text:span></text:p><text:p><text:span text:style-name="T52">y, y, x, x, y</text:span></text:p><text:p><text:span text:style-name="T52">y, y, x, y, x</text:span></text:p></draw:text-box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32"/>
      <text:p text:style-name="P32"/>
      <text:p text:style-name="P48"><draw:g text:anchor-type="paragraph" draw:z-index="20" draw:style-name="gr9"><draw:line draw:name="Shape2" draw:style-name="gr11" draw:text-style-name="P59" svg:x1="3.0445in" svg:y1="0.0665in" svg:x2="3.8311in" svg:y2="0.0665in"><text:p/></draw:line><draw:line draw:name="Shape2" draw:style-name="gr11" draw:text-style-name="P59" svg:x1="3.922in" svg:y1="-0.6807in" svg:x2="3.9055in" svg:y2="0.0067in"><text:p/></draw:line><draw:line draw:name="Shape2" draw:style-name="gr10" draw:text-style-name="P59" svg:x1="3.0693in" svg:y1="-0.6795in" svg:x2="3.0528in" svg:y2="0.0079in"><text:p/></draw:line><draw:line draw:name="Shape2" draw:style-name="gr10" draw:text-style-name="P59" svg:x1="3.0846in" svg:y1="-2.1717in" svg:x2="3.0681in" svg:y2="-1.4843in"><text:p/></draw:line><draw:line draw:name="Shape2" draw:style-name="gr11" draw:text-style-name="P59" svg:x1="3.0917in" svg:y1="-1.4252in" svg:x2="3.8783in" svg:y2="-1.4252in"><text:p/></draw:line><draw:line draw:name="Shape2" draw:style-name="gr11" draw:text-style-name="P59" svg:x1="3.0693in" svg:y1="-0.6795in" svg:x2="3.8559in" svg:y2="-0.6795in"><text:p/></draw:line><draw:line draw:name="Shape2" draw:style-name="gr12" draw:text-style-name="P59" svg:x1="3.0756in" svg:y1="-1.4016in" svg:x2="3.0591in" svg:y2="-0.7142in"><text:p/></draw:line><draw:line draw:name="Shape2" draw:style-name="gr11" draw:text-style-name="P59" svg:x1="2.239in" svg:y1="-1.4335in" svg:x2="3.0256in" svg:y2="-1.4335in"><text:p/></draw:line><draw:line draw:name="Shape2" draw:style-name="gr11" draw:text-style-name="P59" svg:x1="2.2476in" svg:y1="-2.1882in" svg:x2="2.2311in" svg:y2="-1.5008in"><text:p/></draw:line><draw:line draw:name="Shape2" draw:style-name="gr11" draw:text-style-name="P59" svg:x1="2.2472in" svg:y1="-2.1882in" svg:x2="3.0339in" svg:y2="-2.1882in"><text:p/></draw:line><draw:custom-shape draw:name="Shape1" draw:style-name="gr13" draw:text-style-name="P60" svg:width="0.1331in" svg:height="0.1331in" svg:x="2.1894in" svg:y="-2.246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4" draw:text-style-name="P65" svg:width="0.1335in" svg:height="0.1335in" svg:x="3.0185in" svg:y="-2.2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1654in" svg:y="-1.508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6" draw:text-style-name="P64" svg:width="0.1331in" svg:height="0.1331in" svg:x="3.0094in" svg:y="-1.484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1402in" svg:y="-0.744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2.2311in" svg:y1="-1.4335in" svg:x2="2.2146in" svg:y2="-0.7461in"><text:p/></draw:line><draw:line draw:name="Shape2" draw:style-name="gr11" draw:text-style-name="P59" svg:x1="2.2154in" svg:y1="-0.6882in" svg:x2="3.002in" svg:y2="-0.6882in"><text:p/></draw:line><draw:custom-shape draw:name="Shape1" draw:style-name="gr16" draw:text-style-name="P64" svg:width="0.1331in" svg:height="0.1331in" svg:x="3.0012in" svg:y="-0.746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7" draw:text-style-name="P63" svg:width="0.1335in" svg:height="0.1335in" svg:x="3.8563in" svg:y="-0.743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3.8811in" svg:y="-1.4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3.9465in" svg:y1="-1.4307in" svg:x2="3.9299in" svg:y2="-0.7433in"><text:p/></draw:line><draw:custom-shape draw:name="Shape1" draw:style-name="gr14" draw:text-style-name="P65" svg:width="0.1335in" svg:height="0.1335in" svg:x="2.9854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7" draw:text-style-name="P63" svg:width="0.1335in" svg:height="0.1335in" svg:x="3.8311in" svg:y="0.005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35"/>
      <text:p text:style-name="P35"/>
      <text:p text:style-name="P46">A glubical permutation is said to be covered/uncovered/symmetric/asymmetric when it is a member of the set closed by the corresponding glue operations on 2-cubes.</text:p>
      <text:p text:style-name="P49"/>
      <text:p text:style-name="P21"><text:span text:style-name="T1">When gluing all vertices together, one is getting the same object out as the arguments. This might be thought of a</text:span><text:span text:style-name="T31">s a</text:span><text:span text:style-name="T1"> form of abstract idempotency</text:span><text:span text:style-name="T47"><text:reference-ref text:reference-format="text" text:ref-name="abstract idempotent functions">[5]</text:reference-ref></text:span><text:span text:style-name="T1"> `glue_vertices(n : nat)</text:span><text:span text:style-name="T31">{eq}</text:span><text:span text:style-name="T1">(x : [vertex_len] n, _) = \x`.</text:span></text:p>
      <text:p text:style-name="P50">This form of abstract idempotency depends on the total number of vertices.</text:p>
      <text:h text:style-name="P58" text:outline-level="3">References:</text:h>
      <text:p text:style-name="P51"/>
      <text:p text:style-name="P19"><text:reference-mark-start text:name="permutations as cubical paths"/><text:span text:style-name="T1">[1]</text:span><text:reference-mark-end text:name="permutations as cubical paths"/><text:span text:style-name="T1"><text:tab/>“Permutations as Cubical Paths”</text:span></text:p>
      <text:p text:style-name="P51"><text:tab/>Sven Nilsen, 2020</text:p>
      <text:p text:style-name="P19"><text:span text:style-name="T1"><text:tab/></text:span><text:a xlink:type="simple" xlink:href="https://github.com/advancedresearch/path_semantics/blob/master/papers-wip/permutations-as-cubical-paths.pdf" text:style-name="Internet_20_link" text:visited-style-name="Visited_20_Internet_20_Link"><text:span text:style-name="T46">https://github.com/advancedresearch/path_semantics/blob/master/papers-wip/permutations-as-cubical-paths.pdf</text:span></text:a></text:p>
      <text:p text:style-name="P51"/>
      <text:p text:style-name="P20"><text:reference-mark-start text:name="cycle notation"/><text:span text:style-name="T1">[2]</text:span><text:reference-mark-end text:name="cycle notation"/><text:span text:style-name="T1"><text:tab/>“Cycle notation”</text:span></text:p>
      <text:p text:style-name="P52"><text:tab/>Wikipedia – Permutation</text:p>
      <text:p text:style-name="P20"><text:span text:style-name="T1"><text:tab/></text:span><text:a xlink:type="simple" xlink:href="https://en.wikipedia.org/wiki/Permutation#Cycle_notation" text:style-name="Internet_20_link" text:visited-style-name="Visited_20_Internet_20_Link"><text:span text:style-name="T46">https://en.wikipedia.org/wiki/Permutation#Cycle_notation</text:span></text:a></text:p>
      <text:p text:style-name="P52"/>
      <text:p text:style-name="P20"><text:reference-mark-start text:name="permutations of multisets"/><text:span text:style-name="T1">[3]</text:span><text:reference-mark-end text:name="permutations of multisets"/><text:span text:style-name="T1"><text:tab/>“Permutations of multisets”</text:span></text:p>
      <text:p text:style-name="P52"><text:tab/>Wikipedia – Permutation</text:p>
      <text:p text:style-name="P20"><text:span text:style-name="T1"><text:tab/></text:span><text:a xlink:type="simple" xlink:href="https://en.wikipedia.org/wiki/Permutation#Permutations_of_multisets" text:style-name="Internet_20_link" text:visited-style-name="Visited_20_Internet_20_Link"><text:span text:style-name="T46">https://en.wikipedia.org/wiki/Permutation#Permutations_of_multisets</text:span></text:a></text:p>
      <text:p text:style-name="P52"/>
      <text:p text:style-name="P20"><text:reference-mark-start text:name="commutative diagram"/><text:span text:style-name="T1">[4]</text:span><text:reference-mark-end text:name="commutative diagram"/><text:span text:style-name="T1"><text:tab/>“Commutative diagram”</text:span></text:p>
      <text:p text:style-name="P52"><text:tab/>Wikipedia</text:p>
      <text:p text:style-name="P20"><text:span text:style-name="T1"><text:tab/></text:span><text:a xlink:type="simple" xlink:href="https://en.wikipedia.org/wiki/Commutative_diagram" text:style-name="Internet_20_link" text:visited-style-name="Visited_20_Internet_20_Link"><text:span text:style-name="T46">https://en.wikipedia.org/wiki/Commutative_diagram</text:span></text:a></text:p>
      <text:p text:style-name="P52"/>
      <text:p text:style-name="P22"><text:reference-mark-start text:name="abstract idempotent functions"/><text:span text:style-name="T1">[5]</text:span><text:reference-mark-end text:name="abstract idempotent functions"/><text:span text:style-name="T1"><text:tab/>“Abstract Idempotent Functions”</text:span></text:p>
      <text:p text:style-name="P50"><text:tab/>Sven Nilsen, 2020</text:p>
      <text:p text:style-name="P22"><text:span text:style-name="T1"><text:tab/></text:span><text:a xlink:type="simple" xlink:href="https://github.com/advancedresearch/path_semantics/blob/master/papers-wip/abstract-idempotent-functions.pdf" text:style-name="Internet_20_link" text:visited-style-name="Visited_20_Internet_20_Link"><text:span text:style-name="T46">https://github.com/advancedresearch/path_semantics/blob/master/papers-wip/abstract-idempotent-functions.pdf</text:span></text:a></text:p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1:00:33.897390000</meta:creation-date>
    <dc:date>2020-09-23T02:50:32.561047000</dc:date>
    <meta:editing-duration>PT32M53S</meta:editing-duration>
    <meta:editing-cycles>3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83" meta:word-count="984" meta:character-count="5622" meta:non-whitespace-character-count="4668"/>
  </office:meta>
</office:document-meta>
</file>